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c771"/>
    </style:style>
    <style:style style:name="P2" style:family="paragraph" style:parent-style-name="Standard">
      <style:text-properties fo:color="#ce181e" fo:font-size="16pt" style:text-underline-style="solid" style:text-underline-width="auto" style:text-underline-color="font-color" fo:font-weight="bold" officeooo:paragraph-rsid="000dc771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ce181e" fo:font-size="16pt" style:text-underline-style="solid" style:text-underline-width="auto" style:text-underline-color="font-color" fo:font-weight="bold" officeooo:paragraph-rsid="00113753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none" officeooo:paragraph-rsid="000dc771"/>
    </style:style>
    <style:style style:name="P5" style:family="paragraph" style:parent-style-name="Standard">
      <style:text-properties style:text-underline-style="none" officeooo:rsid="000dc771" officeooo:paragraph-rsid="000dc771"/>
    </style:style>
    <style:style style:name="P6" style:family="paragraph" style:parent-style-name="Standard">
      <style:text-properties style:text-underline-style="none" officeooo:rsid="000e033f" officeooo:paragraph-rsid="000dc771"/>
    </style:style>
    <style:style style:name="P7" style:family="paragraph" style:parent-style-name="Standard">
      <style:text-properties style:text-underline-style="none" officeooo:paragraph-rsid="001ca859"/>
    </style:style>
    <style:style style:name="P8" style:family="paragraph" style:parent-style-name="Standard">
      <style:text-properties officeooo:rsid="000dc771" officeooo:paragraph-rsid="000dc771"/>
    </style:style>
    <style:style style:name="P9" style:family="paragraph" style:parent-style-name="Standard">
      <style:text-properties officeooo:paragraph-rsid="000f2a02"/>
    </style:style>
    <style:style style:name="P10" style:family="paragraph" style:parent-style-name="Standard">
      <style:text-properties officeooo:rsid="000f2a02" officeooo:paragraph-rsid="000f2a02"/>
    </style:style>
    <style:style style:name="P11" style:family="paragraph" style:parent-style-name="Standard">
      <style:text-properties officeooo:paragraph-rsid="00101e2e"/>
    </style:style>
    <style:style style:name="P12" style:family="paragraph" style:parent-style-name="Standard">
      <style:text-properties officeooo:paragraph-rsid="00113753"/>
    </style:style>
    <style:style style:name="P13" style:family="paragraph" style:parent-style-name="Standard">
      <style:text-properties officeooo:rsid="001601c3" officeooo:paragraph-rsid="001601c3"/>
    </style:style>
    <style:style style:name="P14" style:family="paragraph" style:parent-style-name="Standard">
      <style:text-properties officeooo:paragraph-rsid="00197b5d"/>
    </style:style>
    <style:style style:name="P15" style:family="paragraph" style:parent-style-name="Standard">
      <style:text-properties officeooo:paragraph-rsid="001ca859"/>
    </style:style>
    <style:style style:name="P16" style:family="paragraph" style:parent-style-name="Text_20_body">
      <style:text-properties officeooo:paragraph-rsid="001ca859"/>
    </style:style>
    <style:style style:name="P17" style:family="paragraph" style:parent-style-name="Standard">
      <style:text-properties officeooo:paragraph-rsid="000f2a02"/>
    </style:style>
    <style:style style:name="P18" style:family="paragraph" style:parent-style-name="Standard">
      <style:text-properties style:text-underline-style="solid" style:text-underline-width="auto" style:text-underline-color="font-color" officeooo:rsid="000f2a02" officeooo:paragraph-rsid="00209844"/>
    </style:style>
    <style:style style:name="P19" style:family="paragraph" style:parent-style-name="Standard">
      <style:text-properties officeooo:paragraph-rsid="00216a6c"/>
    </style:style>
    <style:style style:name="P20" style:family="paragraph" style:parent-style-name="Standard">
      <style:text-properties officeooo:paragraph-rsid="00113753"/>
    </style:style>
    <style:style style:name="P21" style:family="paragraph" style:parent-style-name="Standard">
      <style:text-properties officeooo:paragraph-rsid="0022cbef"/>
    </style:style>
    <style:style style:name="P22" style:family="paragraph" style:parent-style-name="Standard">
      <style:text-properties officeooo:paragraph-rsid="00101e2e"/>
    </style:style>
    <style:style style:name="P23" style:family="paragraph" style:parent-style-name="Standard">
      <style:text-properties officeooo:rsid="0026f53f" officeooo:paragraph-rsid="0026f53f"/>
    </style:style>
    <style:style style:name="P24" style:family="paragraph" style:parent-style-name="Standard">
      <style:text-properties fo:color="#ce181e" fo:font-size="16pt" style:text-underline-style="solid" style:text-underline-width="auto" style:text-underline-color="font-color" fo:font-weight="bold" officeooo:paragraph-rsid="00113753" style:font-size-asian="16pt" style:font-weight-asian="bold" style:font-size-complex="16pt" style:font-weight-complex="bold"/>
    </style:style>
    <style:style style:name="P25" style:family="paragraph" style:parent-style-name="Standard">
      <style:text-properties officeooo:rsid="0028531e" officeooo:paragraph-rsid="0028531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dc77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dc771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f2a02"/>
    </style:style>
    <style:style style:name="T7" style:family="text">
      <style:text-properties style:text-underline-style="none" officeooo:rsid="001eb047"/>
    </style:style>
    <style:style style:name="T8" style:family="text">
      <style:text-properties style:text-underline-style="none" officeooo:rsid="00209844"/>
    </style:style>
    <style:style style:name="T9" style:family="text">
      <style:text-properties fo:font-variant="normal" fo:text-transform="none" fo:color="#000000" style:font-name="Liberation Serif" fo:font-size="12pt" fo:letter-spacing="normal" fo:font-style="italic" style:text-underline-style="solid" style:text-underline-width="auto" style:text-underline-color="font-color" fo:font-weight="normal" officeooo:rsid="0022cbef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0984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09844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8pt" fo:letter-spacing="normal" fo:font-style="normal" fo:font-weight="normal" officeooo:rsid="00209844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position="super 58%" style:font-name="Liberation Serif" fo:font-size="12pt" fo:letter-spacing="normal" fo:font-style="normal" fo:font-weight="normal" officeooo:rsid="0020984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209844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216a6c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position="0% 100%" style:font-name="Liberation Serif" fo:font-size="12pt" fo:letter-spacing="normal" fo:font-style="normal" fo:font-weight="normal" officeooo:rsid="0022cbef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66b3" style:text-position="0% 100%" style:font-name="Liberation Serif" fo:font-size="12pt" fo:letter-spacing="normal" fo:font-style="normal" fo:font-weight="normal" officeooo:rsid="0022cbef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209844" style:font-size-asian="10.5pt" style:font-size-complex="12pt"/>
    </style:style>
    <style:style style:name="T20" style:family="text">
      <style:text-properties fo:font-size="12pt" officeooo:rsid="0025a61f" style:font-size-asian="10.5pt" style:font-size-complex="12pt"/>
    </style:style>
    <style:style style:name="T21" style:family="text">
      <style:text-properties officeooo:rsid="0016c0e8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officeooo:rsid="001e745f" style:font-size-asian="8pt" style:font-size-complex="8pt"/>
    </style:style>
    <style:style style:name="T25" style:family="text">
      <style:text-properties fo:font-size="8pt" officeooo:rsid="00209844" style:font-size-asian="8pt" style:font-size-complex="8pt"/>
    </style:style>
    <style:style style:name="T26" style:family="text">
      <style:text-properties officeooo:rsid="001eb047"/>
    </style:style>
    <style:style style:name="T27" style:family="text">
      <style:text-properties officeooo:rsid="00209844"/>
    </style:style>
    <style:style style:name="T28" style:family="text">
      <style:text-properties style:text-position="super 58%" fo:font-size="12pt" officeooo:rsid="00209844" style:font-size-asian="10.5pt" style:font-size-complex="12pt"/>
    </style:style>
    <style:style style:name="T29" style:family="text">
      <style:text-properties style:text-position="super 58%" officeooo:rsid="0022cbef"/>
    </style:style>
    <style:style style:name="T30" style:family="text">
      <style:text-properties style:text-position="0% 100%" fo:font-size="12pt" officeooo:rsid="00209844" style:font-size-asian="10.5pt" style:font-size-complex="12pt"/>
    </style:style>
    <style:style style:name="T31" style:family="text">
      <style:text-properties style:text-position="0% 100%" fo:font-size="12pt" officeooo:rsid="00216a6c" style:font-size-asian="10.5pt" style:font-size-complex="12pt"/>
    </style:style>
    <style:style style:name="T32" style:family="text">
      <style:text-properties style:text-position="0% 100%" fo:font-size="12pt" officeooo:rsid="0022cbef" style:font-size-asian="10.5pt" style:font-size-complex="12pt"/>
    </style:style>
    <style:style style:name="T33" style:family="text">
      <style:text-properties style:text-position="0% 100%" officeooo:rsid="0022cbef"/>
    </style:style>
    <style:style style:name="T34" style:family="text">
      <style:text-properties fo:color="#0066b3" style:text-position="0% 100%" fo:font-size="12pt" officeooo:rsid="00216a6c" style:font-size-asian="10.5pt" style:font-size-complex="12pt"/>
    </style:style>
    <style:style style:name="T35" style:family="text">
      <style:text-properties fo:color="#0066b3" style:text-position="0% 100%" fo:font-size="12pt" officeooo:rsid="00209844" style:font-size-asian="10.5pt" style:font-size-complex="12pt"/>
    </style:style>
    <style:style style:name="T36" style:family="text">
      <style:text-properties fo:color="#0066b3" style:text-position="0% 100%" fo:font-size="12pt" officeooo:rsid="0022cbef" style:font-size-asian="10.5pt" style:font-size-complex="12pt"/>
    </style:style>
    <style:style style:name="T37" style:family="text">
      <style:text-properties fo:color="#0066b3" style:text-position="0% 100%" officeooo:rsid="00247aec"/>
    </style:style>
    <style:style style:name="T38" style:family="text">
      <style:text-properties fo:color="#0066b3" officeooo:rsid="00247aec"/>
    </style:style>
    <style:style style:name="T39" style:family="text">
      <style:text-properties fo:color="#0066b3" style:text-position="sub 58%" officeooo:rsid="00247aec"/>
    </style:style>
    <style:style style:name="T40" style:family="text">
      <style:text-properties officeooo:rsid="0022cbef"/>
    </style:style>
    <style:style style:name="T41" style:family="text">
      <style:text-properties style:text-position="sub 58%" officeooo:rsid="0022cbef"/>
    </style:style>
    <style:style style:name="T42" style:family="text">
      <style:text-properties style:text-position="sub 58%" officeooo:rsid="00247aec"/>
    </style:style>
    <style:style style:name="T43" style:family="text">
      <style:text-properties officeooo:rsid="00247aec"/>
    </style:style>
    <style:style style:name="T44" style:family="text">
      <style:text-properties officeooo:rsid="002853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 1 </text:p>
      <text:p text:style-name="P1"><text:span text:style-name="T1">Realiza las siguientes operaciones:</text:span> </text:p>
      <text:p text:style-name="P1"/>
      <text:p text:style-name="P1">1. 100111 – 10111 (en binario)</text:p>
      <text:p text:style-name="P1"/>
      <text:p text:style-name="P1"><text:s text:c="3"/><text:span text:style-name="T2">100111</text:span></text:p>
      <text:p text:style-name="P1"><text:s text:c="2"/><text:span text:style-name="T3"><text:s text:c="2"/>-</text:span><text:span text:style-name="T4">10111</text:span></text:p>
      <text:p text:style-name="P1"><text:s text:c="3"/><text:span text:style-name="T2">010000</text:span></text:p>
      <text:p text:style-name="P1"/>
      <text:p text:style-name="P1">2. 110100 – 10101 (en binario)</text:p>
      <text:p text:style-name="P1"><text:s text:c="4"/></text:p>
      <text:p text:style-name="P1"><text:s text:c="4"/><text:span text:style-name="T2">110100</text:span></text:p>
      <text:p text:style-name="P1"><text:span text:style-name="T5"><text:s text:c="2"/></text:span><text:span text:style-name="T3"><text:s text:c="2"/>-</text:span><text:span text:style-name="T4">10101</text:span></text:p>
      <text:p text:style-name="P4"><text:s text:c="4"/><text:span text:style-name="T2">011111</text:span></text:p>
      <text:p text:style-name="P1"/>
      <text:p text:style-name="P1">3. 101×1001 (en binario)</text:p>
      <text:p text:style-name="P1"/>
      <text:p text:style-name="P1"><text:s text:c="8"/><text:span text:style-name="T2">101</text:span></text:p>
      <text:p text:style-name="P1"><text:s text:c="3"/><text:span text:style-name="T3"><text:s/></text:span><text:span text:style-name="T4">x1001</text:span></text:p>
      <text:p text:style-name="P1"><text:s text:c="8"/><text:span text:style-name="T2">101</text:span></text:p>
      <text:p text:style-name="P1"><text:s text:c="6"/><text:span text:style-name="T2">000</text:span></text:p>
      <text:p text:style-name="P1"><text:s/><text:span text:style-name="T26">+</text:span> <text:span text:style-name="T2">000</text:span></text:p>
      <text:p text:style-name="P1"><text:span text:style-name="T2"><text:s text:c="2"/></text:span><text:span text:style-name="T4">101 <text:s text:c="5"/></text:span></text:p>
      <text:p text:style-name="P5"><text:s text:c="2"/>101101</text:p>
      <text:p text:style-name="P1"/>
      <text:p text:style-name="P1">4. 101010÷100 (en binario)</text:p>
      <text:p text:style-name="P1"/>
      <text:p text:style-name="P8">101010 <text:span text:style-name="T3">|100 <text:s text:c="2"/></text:span></text:p>
      <text:p text:style-name="P1"><text:s text:c="4"/><text:span text:style-name="T26">101 <text:s text:c="3"/>1010</text:span></text:p>
      <text:p text:style-name="P8"><text:span text:style-name="T5"><text:s text:c="8"/></text:span><text:span text:style-name="T7">10</text:span></text:p>
      <text:p text:style-name="P6"><text:s text:c="6"/></text:p>
      <text:p text:style-name="P8"/>
      <text:p text:style-name="P9">5. 100010÷101 (en binario)</text:p>
      <text:p text:style-name="P9"/>
      <text:p text:style-name="P10">100010 <text:span text:style-name="T3">|101 <text:s text:c="4"/></text:span></text:p>
      <text:p text:style-name="P18"><text:s text:c="2"/><text:span text:style-name="T27">101 <text:s text:c="2"/></text:span><text:span text:style-name="T8"><text:s text:c="4"/>110</text:span></text:p>
      <text:p text:style-name="P18"><text:span text:style-name="T8"><text:s/>00111</text:span></text:p>
      <text:p text:style-name="P18"><text:span text:style-name="T8"><text:s/></text:span><text:span text:style-name="T27"><text:s text:c="4"/>101</text:span></text:p>
      <text:p text:style-name="P18"><text:span text:style-name="T5"><text:s text:c="5"/></text:span><text:span text:style-name="T8">0100</text:span><text:span text:style-name="T5"> <text:s text:c="3"/></text:span></text:p>
      <text:p text:style-name="P9"><text:s/></text:p>
      <text:p text:style-name="P9"><text:s text:c="4"/></text:p>
      <text:p text:style-name="P9"><text:span text:style-name="T6"><text:s text:c="5"/></text:span><text:s/></text:p>
      <text:p text:style-name="P9"/>
      <text:p text:style-name="P11">6. Convertir el siguiente número a su equivalente en complemento a 1 con 6 bits: 12<text:span text:style-name="T23">(10</text:span></text:p>
      <text:p text:style-name="Standard"><text:s text:c="4"/><text:span text:style-name="T27">12</text:span><text:span text:style-name="T25">(10</text:span><text:span text:style-name="T19">=2</text:span><text:span text:style-name="T28">3</text:span><text:span text:style-name="T30">+2</text:span><text:span text:style-name="T28">2</text:span><text:span text:style-name="T30">=1100;</text:span><text:span text:style-name="T35">001100</text:span></text:p>
      <text:p text:style-name="Standard"><text:span text:style-name="T30"><text:s text:c="34"/></text:span></text:p>
      <text:p text:style-name="P12">7. Convertir el siguiente número a su equivalente en complemento a 1 con 6 bits: −12<text:span text:style-name="T24">(10</text:span></text:p>
      <text:p text:style-name="P19"><text:s text:c="5"/><text:span text:style-name="T27">12</text:span><text:span text:style-name="T25">(10</text:span><text:span text:style-name="T19">=2</text:span><text:span text:style-name="T28">3</text:span><text:span text:style-name="T30">+2</text:span><text:span text:style-name="T28">2</text:span><text:span text:style-name="T30">=1100;</text:span><text:span text:style-name="T31">001100</text:span></text:p>
      <text:p text:style-name="P19"><text:span text:style-name="T31"><text:s text:c="35"/></text:span><text:span text:style-name="T34">110011</text:span></text:p>
      <text:p text:style-name="P15"/>
      <text:p text:style-name="P7"><text:s text:c="8"/></text:p>
      <text:p text:style-name="P11"><text:s text:c="13"/></text:p>
      <text:p text:style-name="P11"><text:soft-page-break/>8. Convertir el siguiente número a su equivalente en complemento a 2 con 6 bits: 12<text:span text:style-name="T23">(10</text:span></text:p>
      <text:p text:style-name="P19"><text:span text:style-name="Emphasis"><text:span text:style-name="T10"><text:s text:c="6"/>12</text:span></text:span><text:span text:style-name="Emphasis"><text:span text:style-name="T12">(10</text:span></text:span><text:span text:style-name="Emphasis"><text:span text:style-name="T11">=2</text:span></text:span><text:span text:style-name="Emphasis"><text:span text:style-name="T13">3</text:span></text:span><text:span text:style-name="Emphasis"><text:span text:style-name="T14">+2</text:span></text:span><text:span text:style-name="Emphasis"><text:span text:style-name="T13">2</text:span></text:span><text:span text:style-name="Emphasis"><text:span text:style-name="T14">=1100:</text:span></text:span><text:span text:style-name="Emphasis"><text:span text:style-name="T15">001100</text:span></text:span><text:span text:style-name="Emphasis"><text:span text:style-name="T16">+1=</text:span></text:span><text:span text:style-name="Emphasis"><text:span text:style-name="T17">1101</text:span></text:span></text:p>
      <text:p text:style-name="P16"><text:span text:style-name="Emphasis"><text:span text:style-name="T9"><text:s/></text:span></text:span></text:p>
      <text:p text:style-name="P21"/>
      <text:p text:style-name="P21">9. Convertir el siguiente número a su equivalente en complemento a 2 con 6 bits: −12<text:span text:style-name="T23">(10</text:span></text:p>
      <text:p text:style-name="P19"><text:s text:c="6"/><text:span text:style-name="T27">12</text:span><text:span text:style-name="T25">(10</text:span><text:span text:style-name="T19">=2</text:span><text:span text:style-name="T28">3</text:span><text:span text:style-name="T30">+2</text:span><text:span text:style-name="T28">2</text:span><text:span text:style-name="T30">=</text:span><text:span text:style-name="T32">00</text:span><text:span text:style-name="T30">1100</text:span></text:p>
      <text:p text:style-name="P19"><text:span text:style-name="T30"><text:s text:c="27"/></text:span><text:span text:style-name="T36">110011+1=110100</text:span></text:p>
      <text:p text:style-name="P11"/>
      <text:p text:style-name="P11"/>
      <text:p text:style-name="P11">10. Convertir el siguiente número a su equivalente en exceso a 64 con 7 bits: 12<text:span text:style-name="T23">(10</text:span></text:p>
      <text:p text:style-name="P11"><text:s text:c="7"/><text:span text:style-name="T40">n=7 <text:s text:c="2"/>M=2</text:span><text:span text:style-name="T29">n-1 <text:s text:c="2"/></text:span><text:span text:style-name="T33">M=2</text:span><text:span text:style-name="T29">6</text:span><text:span text:style-name="T33">=64 <text:s text:c="8"/>Exceso=64+12=76</text:span><text:span text:style-name="T41">(10</text:span></text:p>
      <text:p text:style-name="P21"><text:span text:style-name="T41"><text:s text:c="33"/></text:span><text:span text:style-name="T33"><text:s/>76</text:span><text:span text:style-name="T41">(10</text:span><text:span text:style-name="T33">= </text:span><text:span text:style-name="T37">1001100</text:span></text:p>
      <text:p text:style-name="P21"><text:span text:style-name="T33"><text:s text:c="13"/></text:span></text:p>
      <text:p text:style-name="P11"/>
      <text:p text:style-name="P11">11. Convertir el siguiente número a su equivalente en exceso a 64 con 7 bits: −12<text:span text:style-name="T23">(10</text:span></text:p>
      <text:p text:style-name="P11"><text:s text:c="5"/><text:span text:style-name="T43">Exc= -12+64=52</text:span><text:span text:style-name="T42">(10</text:span><text:span text:style-name="T43"> =</text:span><text:span text:style-name="T38">110100</text:span><text:span text:style-name="T39">(2</text:span></text:p>
      <text:p text:style-name="P11"/>
      <text:p text:style-name="P11"/>
      <text:p text:style-name="P11"/>
      <text:p text:style-name="P3">Actividad 2</text:p>
      <text:p text:style-name="P12"/>
      <text:p text:style-name="P12"><text:s/>Realizamos una foto con nuestra cámara digital de 3648 x 2736 píxeles; suponiendo que la profundidad de color es de 24 bits y que no hay compresión, ¿qué tamaño ocupará dicha imagen?</text:p>
      <text:p text:style-name="P12"/>
      <text:p text:style-name="P13">24x3678x2736=241512192 <text:span text:style-name="T21">bits</text:span></text:p>
      <text:p text:style-name="P12"/>
      <text:p text:style-name="P12"/>
      <text:p text:style-name="P3"><text:s/>Actividad 3</text:p>
      <text:p text:style-name="P12"/>
      <text:p text:style-name="P12"><text:s/>Si grabásemos una conversación telefónica de 15 minutos de calidad 16 bits, frecuencia 8 kHz y en estéreo, ¿cuánto ocuparía dicha conversación? </text:p>
      <text:p text:style-name="P12">15 min=900seg</text:p>
      <text:p text:style-name="P12">900x16x8000x2=230400000 bits</text:p>
      <text:p text:style-name="P12"/>
      <text:p text:style-name="P3">Actividad 4 </text:p>
      <text:p text:style-name="P12">Nuestro móvil graba vídeos con una resolución de 320 x 200 píxeles con 16 bits de color y a 20 fps. El sonido es mono, con calidad de 16 bits y 22 kHz. Si el móvil tiene una tarjeta de memoria de 1GB, ¿cuánto tiempo de vídeo cabe en él? </text:p>
      <text:p text:style-name="P12"/>
      <text:p text:style-name="P12">T<text:span text:style-name="T22">imagen</text:span>=320x200x16=1024000 bits/seg</text:p>
      <text:p text:style-name="P12">T<text:span text:style-name="T22">sonido</text:span><text:span text:style-name="T18">=</text:span><text:span text:style-name="T20">1canal x</text:span><text:span text:style-name="T18">16x22000x20=7040000 bits/seg</text:span></text:p>
      <text:p text:style-name="P14">T<text:span text:style-name="T22">total</text:span>=1024000+7040000=8064000 bits/seg</text:p>
      <text:p text:style-name="P14">1GB=1024MB=8589934592bits/8064000=1065,2seg=17,75 min</text:p>
      <text:p text:style-name="P1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ctividad 5 </text:p>
      <text:p text:style-name="P12">¿Cuáles son las ventajas e inconvenientes de los formatos gráficos de mapa de bits frente a los formatos vectoriales?</text:p>
      <text:p text:style-name="P23"/>
      <text:p text:style-name="P23"><text:span text:style-name="T44">En el mapa de bits e</text:span>l tiempo de procesado es menor, <text:s/>son buenos para procesar texturas complejas <text:span text:style-name="T44">sin embargo para almacenar ocupara mas espacio. </text:span></text:p>
      <text:p text:style-name="P25">Los formatos vectoriales suelen ocupara menos espacio de almacenamiento por lo tanto a la hora de transferir fotos por Internet el tiempo de transferencia sera menor. Sin embargo para el procesador el tiempo de procesarlo sera may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5:00:47.370000000</meta:creation-date>
    <dc:date>2017-10-07T22:27:29.905000000</dc:date>
    <meta:editing-duration>PT41M42S</meta:editing-duration>
    <meta:editing-cycles>8</meta:editing-cycles>
    <meta:generator>LibreOffice/5.4.1.2$Windows_x86 LibreOffice_project/ea7cb86e6eeb2bf3a5af73a8f7777ac570321527</meta:generator>
    <meta:document-statistic meta:table-count="0" meta:image-count="0" meta:object-count="0" meta:page-count="3" meta:paragraph-count="70" meta:word-count="372" meta:character-count="2688" meta:non-whitespace-character-count="2026"/>
  </office:meta>
</office:document-meta>
</file>